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er Roman" svg:font-family="'Times Newer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a92b" officeooo:paragraph-rsid="000ca92b"/>
    </style:style>
    <style:style style:name="P2" style:family="paragraph" style:parent-style-name="Standard">
      <style:text-properties style:font-name="DejaVu Sans Mono" fo:font-size="14pt" officeooo:rsid="000ca92b" officeooo:paragraph-rsid="000ca92b" style:font-size-asian="14pt" style:font-size-complex="14pt"/>
    </style:style>
    <style:style style:name="P3" style:family="paragraph" style:parent-style-name="Standard">
      <style:text-properties style:font-name="DejaVu Sans Mono" fo:font-size="14pt" officeooo:rsid="000ca92b" officeooo:paragraph-rsid="000ce448" style:font-size-asian="14pt" style:font-size-complex="14pt"/>
    </style:style>
    <style:style style:name="P4" style:family="paragraph" style:parent-style-name="Standard">
      <style:text-properties style:font-name="DejaVu Sans Mono" fo:font-size="14pt" officeooo:rsid="000c71df" style:font-size-asian="14pt" style:font-size-complex="14pt"/>
    </style:style>
    <style:style style:name="P5" style:family="paragraph" style:parent-style-name="Standard">
      <style:text-properties style:font-name="DejaVu Sans Mono" fo:font-size="14pt" officeooo:rsid="000c71df" officeooo:paragraph-rsid="000c71df" style:font-size-asian="14pt" style:font-size-complex="14pt"/>
    </style:style>
    <style:style style:name="P6" style:family="paragraph" style:parent-style-name="Standard">
      <style:text-properties style:font-name="DejaVu Sans Mono" fo:font-size="14pt" officeooo:paragraph-rsid="000ca92b" style:font-size-asian="14pt" style:font-size-complex="14pt"/>
    </style:style>
    <style:style style:name="P7" style:family="paragraph" style:parent-style-name="Standard">
      <style:text-properties style:font-name="DejaVu Sans Mono" fo:font-size="14pt" officeooo:rsid="000ce448" officeooo:paragraph-rsid="000ce448" style:font-size-asian="14pt" style:font-size-complex="14pt"/>
    </style:style>
    <style:style style:name="P8" style:family="paragraph" style:parent-style-name="Standard">
      <style:text-properties style:font-name="DejaVu Sans Mono" fo:font-size="14pt" officeooo:paragraph-rsid="000ce448" style:font-size-asian="14pt" style:font-size-complex="14pt"/>
    </style:style>
    <style:style style:name="P9" style:family="paragraph" style:parent-style-name="Standard">
      <style:text-properties style:font-name="DejaVu Sans Mono" fo:font-size="14pt" officeooo:rsid="000d717a" officeooo:paragraph-rsid="000d717a" style:font-size-asian="14pt" style:font-size-complex="14pt"/>
    </style:style>
    <style:style style:name="P10" style:family="paragraph" style:parent-style-name="Standard">
      <style:text-properties style:font-name="DejaVu Sans Mono" fo:font-size="14pt" officeooo:rsid="000e042c" officeooo:paragraph-rsid="000e042c" style:font-size-asian="14pt" style:font-size-complex="14pt"/>
    </style:style>
    <style:style style:name="P11" style:family="paragraph" style:parent-style-name="Standard">
      <style:text-properties style:font-name="DejaVu Sans Mono" fo:font-size="14pt" officeooo:rsid="000ce448" officeooo:paragraph-rsid="000ce448" style:font-size-asian="14pt" style:font-size-complex="14pt"/>
    </style:style>
    <style:style style:name="P12" style:family="paragraph" style:parent-style-name="Standard">
      <style:text-properties style:font-name="DejaVu Sans Mono" fo:font-size="14pt" officeooo:rsid="000ca92b" style:font-size-asian="14pt" style:font-size-complex="14pt"/>
    </style:style>
    <style:style style:name="P13" style:family="paragraph" style:parent-style-name="Standard">
      <style:text-properties style:font-name="DejaVu Sans Mono" fo:font-size="14pt" officeooo:rsid="000f31c6" officeooo:paragraph-rsid="000f31c6" style:font-size-asian="14pt" style:font-size-complex="14pt"/>
    </style:style>
    <style:style style:name="P14" style:family="paragraph" style:parent-style-name="Standard">
      <style:text-properties style:font-name="DejaVu Sans Mono" fo:font-size="14pt" officeooo:paragraph-rsid="000ca92b" style:font-size-asian="14pt" style:font-size-complex="14pt"/>
    </style:style>
    <style:style style:name="P15" style:family="paragraph" style:parent-style-name="Standard">
      <style:text-properties style:font-name="DejaVu Sans Mono" fo:font-size="14pt" officeooo:rsid="000d717a" officeooo:paragraph-rsid="000d717a" style:font-size-asian="14pt" style:font-size-complex="14pt"/>
    </style:style>
    <style:style style:name="P16" style:family="paragraph" style:parent-style-name="Standard">
      <style:text-properties style:font-name="DejaVu Sans Mono" fo:font-size="14pt" officeooo:rsid="000d717a" officeooo:paragraph-rsid="000f31c6" style:font-size-asian="14pt" style:font-size-complex="14pt"/>
    </style:style>
    <style:style style:name="P17" style:family="paragraph" style:parent-style-name="Standard">
      <style:text-properties style:font-name="DejaVu Sans Mono" fo:font-size="14pt" officeooo:rsid="000e6e32" officeooo:paragraph-rsid="000e6e32" style:font-size-asian="14pt" style:font-size-complex="14pt"/>
    </style:style>
    <style:style style:name="P18" style:family="paragraph" style:parent-style-name="Standard">
      <style:text-properties style:font-name="DejaVu Sans Mono" fo:font-size="14pt" officeooo:rsid="000e042c" officeooo:paragraph-rsid="000d717a" style:font-size-asian="14pt" style:font-size-complex="14pt"/>
    </style:style>
    <style:style style:name="P19" style:family="paragraph" style:parent-style-name="Standard">
      <style:text-properties style:font-name="DejaVu Sans Mono" fo:font-size="14pt" officeooo:rsid="000e042c" officeooo:paragraph-rsid="000f31c6" style:font-size-asian="14pt" style:font-size-complex="14pt"/>
    </style:style>
    <style:style style:name="P20" style:family="paragraph" style:parent-style-name="Standard">
      <style:text-properties style:font-name="DejaVu Sans Mono" fo:font-size="14pt" officeooo:rsid="000e042c" officeooo:paragraph-rsid="000e042c" style:font-size-asian="14pt" style:font-size-complex="14pt"/>
    </style:style>
    <style:style style:name="P21" style:family="paragraph" style:parent-style-name="Standard">
      <style:text-properties style:font-name="DejaVu Sans Mono" fo:font-size="14pt" fo:font-weight="bold" officeooo:rsid="000f31c6" officeooo:paragraph-rsid="000f31c6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DejaVu Sans Mono" fo:font-size="14pt" fo:font-weight="bold" officeooo:rsid="000ce448" officeooo:paragraph-rsid="000ce448" style:font-size-asian="14pt" style:font-weight-asian="bold" style:font-size-complex="14pt" style:font-weight-complex="bold"/>
    </style:style>
    <style:style style:name="T1" style:family="text">
      <style:text-properties officeooo:rsid="000ca92b"/>
    </style:style>
    <style:style style:name="T2" style:family="text">
      <style:text-properties fo:color="#2e2706" style:font-name="DejaVu Sans Mono" fo:font-size="14pt" fo:font-weight="normal" style:font-size-asian="14pt" style:font-weight-asian="normal" style:font-name-complex="Times New Roman" style:font-size-complex="14pt" style:font-weight-complex="normal"/>
    </style:style>
    <style:style style:name="T3" style:family="text">
      <style:text-properties officeooo:rsid="000ce448"/>
    </style:style>
    <style:style style:name="T4" style:family="text">
      <style:text-properties style:font-name="DejaVu Sans Mono" fo:font-size="14pt" style:font-size-asian="14pt" style:font-size-complex="14pt"/>
    </style:style>
    <style:style style:name="T5" style:family="text">
      <style:text-properties fo:color="#c9211e" fo:background-color="#ffff00" loext:char-shading-value="0"/>
    </style:style>
    <style:style style:name="T6" style:family="text">
      <style:text-properties officeooo:rsid="000f31c6"/>
    </style:style>
    <style:style style:name="T7" style:family="text">
      <style:text-properties fo:color="#000000" style:font-name="Times Newer Roman" style:font-name-complex="Times New Roman"/>
    </style:style>
    <style:style style:name="T8" style:family="text">
      <style:text-properties fo:color="#000000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сладй</text:p>
      <text:p text:style-name="P4">Здравствуйте я Корецкий Алексей Олегович ученик инженерного класса девятой параллели гимназии номер 16 французская города Новосибирска представляю свой проект под названием стоп-стресс!</text:p>
      <text:p text:style-name="P12"/>
      <text:p text:style-name="P21">Актуальность:</text:p>
      <text:p text:style-name="P1"><text:span text:style-name="T4">Стресс является частью повседневной жизнью современного человека, т.к. мы живем в изменчивой городской среде, и организм вынужден все время адаптироватся к новым условиям. А </text:span><text:span text:style-name="Strong_20_Emphasis"><text:span text:style-name="T2">Стресс негативно сказывается на качестве жизни.</text:span></text:span></text:p>
      <text:p text:style-name="P1"><text:span text:style-name="Strong_20_Emphasis"><text:span text:style-name="T2"/></text:span></text:p>
      <text:p text:style-name="P5"><text:span text:style-name="T1">проблемма(на которую направлен мой проект (это)): </text:span>высокая стрессогенность среды, при которой человеку трудно приспосабливаться</text:p>
      <text:p text:style-name="P5"/>
      <text:p text:style-name="P6"><text:span text:style-name="T1">цель(путь решения заключается в разработке...): </text:span>разработать программно-аппаратное решение (ПАР), основанное на биологической обратной связи (БОС) для снижение уровня стресса.</text:p>
      <text:p text:style-name="P6"/>
      <text:p text:style-name="P13">Конечный продукт должен представлять из себя аппаратную<text:span text:style-name="T7"> </text:span><text:span text:style-name="T8">часть, считывающаю 2 биологических показателя, ПО для ПК, визуализирующее данные, проводящее тренинг с возможность индивидуальной настройки</text:span></text:p>
      <text:p text:style-name="P6"/>
      <text:p text:style-name="P2">2. сладй</text:p>
      <text:p text:style-name="P2"><text:s/>Прежде чем разрабатывать что-то новое, был проведён анализ существующих аналогов.</text:p>
      <text:p text:style-name="P2"/>
      <text:p text:style-name="P2">Краткая сравнительная таблица представлена на слайде.</text:p>
      <text:p text:style-name="P3">Моё решение отличается методом определения уровня стресса, а так же примитивностью устройства, <text:span text:style-name="T3">вследствии чего низкая цена. </text:span></text:p>
      <text:p text:style-name="P7">Поэтому я решил, что стоит продолжить работу над проектом.</text:p>
      <text:p text:style-name="P7"/>
      <text:p text:style-name="P7"/>
      <text:p text:style-name="P7"/>
      <text:p text:style-name="P7"/>
      <text:p text:style-name="P7"/>
      <text:p text:style-name="P7"/>
      <text:p text:style-name="P22"><text:soft-page-break/>3.СЛАЙД</text:p>
      <text:p text:style-name="P7">Теперь концептуальная схема роботы программно-аппаратного комплекса. Она представлена на слайде.</text:p>
      <text:p text:style-name="P7"/>
      <text:p text:style-name="P8"><text:span text:style-name="T3">На ресурсе </text:span>Национальн<text:span text:style-name="T3">ого</text:span> центр<text:span text:style-name="T3">а</text:span> биотехнологической информации США <text:span text:style-name="T3">я нашёл исследования показывающие, что температура кончиков пальцев, и напряжение лобных мышц могут <text:s/>быть использованы, как маркер, говорящий о некотором уровне стресса.</text:span></text:p>
      <text:p text:style-name="P9">Таким образом я могу визуализировать пользователю его состояние. И благодаря механизму БОС, мы можем уменьшить уровень стресса. Таким образом круг замыкается.</text:p>
      <text:p text:style-name="P9"/>
      <text:p text:style-name="P9">благодаря участию в апробации программно-аппаратного комплекса ПАК ЮНИор, я имел аппаратную основу, чтобы сосредоточиться на разработки программного обесп<text:span text:style-name="T5">Е</text:span>ч<text:span text:style-name="T5">Е</text:span>ния.</text:p>
      <text:p text:style-name="P9"/>
      <text:p text:style-name="P13">Если останется время я уделю внимание некоторым проблемам и реализациям при разработки.</text:p>
      <text:p text:style-name="P18"/>
      <text:p text:style-name="P10">4. После разработки ПО я начал разрабатывать своё устройство</text:p>
      <text:p text:style-name="P10"/>
      <text:p text:style-name="P10"/>
      <text:p text:style-name="P19">5. На данный момент разработан ПАР для понижения уровня стресса, но он требует <text:span text:style-name="T6">массовой </text:span>апробации(она планировалась на март-апрель, но возможно её придется перенести на <text:span text:style-name="T6">неопределённый </text:span>срок)</text:p>
      <text:p text:style-name="P19"/>
      <text:p text:style-name="P13">Но тестирование производилось на себе и родных.</text:p>
      <text:p text:style-name="P10">на слайде представлены <text:span text:style-name="T6">некоторые сохранёные</text:span> сохранённые тестовые сеансы</text:p>
      <text:p text:style-name="P10">А также собранное устройство на макетной плате и в собранном <text:span text:style-name="T6">прототипе</text:span> виде.</text:p>
      <text:p text:style-name="P10"/>
      <text:p text:style-name="P10">6.Также хочется высказать особую <text:span text:style-name="T6">б</text:span>лагодарность людям которые помогали мне в работе над проектом, где-то советом, толчком, объяснением,критикой и моральной поддержкой.</text:p>
      <text:p text:style-name="P10">Спасибо моим руководителям</text:p>
      <text:p text:style-name="P10"><text:soft-page-break/>Спасибо замечательным экспертам, которые не только помогали освоиться в своём направлении, но и выстраивали понимание работы над проектом в целом.</text:p>
      <text:p text:style-name="P10">Спасибо сотрудникам лаборатории Инжевика, благодая им я начал заниматься нейротехнологиями</text:p>
      <text:p text:style-name="P10">Спасибо организации Комсиб за предоставления ПА<text:span text:style-name="T6">К</text:span> ПакЮниор</text:p>
      <text:p text:style-name="P17">Спасибо большое моим друзьям, родным и всем,всем,всем, скем хоть както я говорил о своём проекте. </text:p>
      <text:p text:style-name="P17"/>
      <text:p text:style-name="P17"/>
      <text:p text:style-name="P17"/>
      <text:p text:style-name="P17"/>
      <text:p text:style-name="P17"/>
      <text:p text:style-name="P16">Теперь я бы хотел продемонстрировать работу моего ПАР…</text:p>
      <text:p text:style-name="P16"/>
      <text:p text:style-name="P16">сейчас на мне подключены датчики ЭМГ и температуры, и программа визуализирует эти параметры. На экране в зависимости от напряжения мышц изменяется погода(мышцы напряжены пасмурно — буря), а от температуры природная зона(от арктики до тропиков в соответствии с повышением температуры)</text:p>
      <text:p text:style-name="P16">Также пользователдь может установить пороговые значения под себы...(показываю окно настройки)</text:p>
      <text:p text:style-name="P16"/>
      <text:p text:style-name="P16">Во время сеанся состояние человека и программы записываються в таблицу с метками времяни с дальнейшим доступом для анализа</text:p>
      <text:p text:style-name="P16"/>
      <text:p text:style-name="P16">Сеанс завершается когда на экране тропики и яная погода</text:p>
      <text:p text:style-name="P16"/>
      <text:p text:style-name="P16">Также сохранённые данные можно использовать в новых сессиях, сверху справа отображается ваше состояние на прошлом сеансе</text:p>
      <text:p text:style-name="P16"/>
      <text:p text:style-name="P16">таким образом можно соревноватся с самим собой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er Roman" svg:font-family="'Times Newer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2:33:34.889140071</meta:creation-date>
    <dc:date>2020-06-10T22:30:25.105299495</dc:date>
    <meta:editing-duration>PT3M49S</meta:editing-duration>
    <meta:editing-cycles>2</meta:editing-cycles>
    <meta:generator>LibreOffice/6.3.6.2$Linux_X86_64 LibreOffice_project/30$Build-2</meta:generator>
    <dc:creator>Lune </dc:creator>
    <meta:document-statistic meta:table-count="0" meta:image-count="0" meta:object-count="0" meta:page-count="3" meta:paragraph-count="36" meta:word-count="488" meta:character-count="3790" meta:non-whitespace-character-count="3333"/>
  </office:meta>
</office:document-meta>
</file>